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E00000190A8A401253843A8BB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7.339cm" svg:height="7.055cm" svg:x="0.529cm" svg:y="0.626cm">
          <draw:image xlink:href="Pictures/100000010000060E00000190A8A401253843A8BB.tif" xlink:type="simple" xlink:show="embed" xlink:actuate="onLoad" draw:mime-type="image/tiff">
            <text:p/>
          </draw:image>
        </draw:frame>
        <draw:custom-shape draw:name="Rectangle 5" draw:style-name="gr2" draw:text-style-name="P3" draw:layer="layout" svg:width="27.605cm" svg:height="1.096cm" svg:x="0.529cm" svg:y="9.427cm">
          <text:p text:style-name="P2"><text:span text:style-name="T1">Four types of mining hardware. From left to right: a CPU, GPU, FPGA, and an ASIC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1" draw:text-style-name="P1" draw:layer="layout" svg:width="27.339cm" svg:height="7.055cm" svg:x="0.529cm" svg:y="0.626cm">
          <draw:image xlink:href="Pictures/100000010000060E00000190A8A401253843A8BB.tif" xlink:type="simple" xlink:show="embed" xlink:actuate="onLoad" draw:mime-type="image/tiff">
            <text:p/>
          </draw:image>
        </draw:frame>
        <draw:custom-shape draw:name="Rectangle 1" draw:style-name="gr3" draw:text-style-name="P3" draw:layer="layout" svg:width="27.605cm" svg:height="1.096cm" svg:x="0.529cm" svg:y="9.427cm">
          <text:p text:style-name="P2"><text:span text:style-name="T1">Four types of mining hardware. From left to right: a CPU, GPU, FPGA, and an ASIC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8.6cm" fo:page-height="1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9:21:16.737064769</dc:date>
    <meta:editing-duration>PT9H5M42S</meta:editing-duration>
    <meta:editing-cycles>23</meta:editing-cycles>
    <meta:generator>LibreOffice/7.4.0.3$Linux_X86_64 LibreOffice_project/40$Build-3</meta:generator>
    <meta:document-statistic meta:object-count="4"/>
  </office:meta>
</office:document-meta>
</file>